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607dd" officeooo:paragraph-rsid="000607d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75f72" officeooo:paragraph-rsid="00075f7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075f72" officeooo:paragraph-rsid="00075f7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75f72" officeooo:paragraph-rsid="000b1e6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075f72" officeooo:paragraph-rsid="00110a0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75f72" officeooo:paragraph-rsid="00075f7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cf31d" officeooo:paragraph-rsid="000fa97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2d83b" officeooo:paragraph-rsid="0013c5d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4cf9b" officeooo:paragraph-rsid="0014cf9b" style:font-weight-asian="normal" style:font-weight-complex="normal"/>
    </style:style>
    <style:style style:name="T1" style:family="text">
      <style:text-properties officeooo:rsid="0009436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a97a" style:font-style-asian="italic" style:font-style-complex="italic"/>
    </style:style>
    <style:style style:name="T4" style:family="text">
      <style:text-properties fo:font-style="italic" officeooo:rsid="00094362" style:font-style-asian="italic" style:font-style-complex="italic"/>
    </style:style>
    <style:style style:name="T5" style:family="text">
      <style:text-properties fo:font-style="italic" officeooo:rsid="00110a02" style:font-style-asian="italic" style:font-style-complex="italic"/>
    </style:style>
    <style:style style:name="T6" style:family="text">
      <style:text-properties fo:font-style="italic" officeooo:rsid="0013c5d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e1387" style:font-style-asian="normal" style:font-style-complex="normal"/>
    </style:style>
    <style:style style:name="T9" style:family="text">
      <style:text-properties fo:font-style="normal" officeooo:rsid="000fa97a" style:font-style-asian="normal" style:font-style-complex="normal"/>
    </style:style>
    <style:style style:name="T10" style:family="text">
      <style:text-properties fo:font-style="normal" officeooo:rsid="00102da5" style:font-style-asian="normal" style:font-style-complex="normal"/>
    </style:style>
    <style:style style:name="T11" style:family="text">
      <style:text-properties fo:font-style="normal" officeooo:rsid="00110a02" style:font-style-asian="normal" style:font-style-complex="normal"/>
    </style:style>
    <style:style style:name="T12" style:family="text">
      <style:text-properties fo:font-style="normal" officeooo:rsid="00094362" style:font-style-asian="normal" style:font-style-complex="normal"/>
    </style:style>
    <style:style style:name="T13" style:family="text">
      <style:text-properties fo:font-style="normal" officeooo:rsid="0013c5d0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4</text:p>
      <text:p text:style-name="P1"/>
      <text:p text:style-name="P2">To find all solutions to the following nonlinear system of equations:</text:p>
      <text:p text:style-name="P2"/>
      <text:p text:style-name="P3"><draw:frame draw:style-name="fr1" draw:name="Object1" text:anchor-type="as-char" svg:y="-0.2465in" svg:width="0.939in" svg:height="0.4374in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3"/>
      <text:p text:style-name="P6"><text:span text:style-name="T1">we note that any solution will be the intersection points of </text:span><text:span text:style-name="T1"><draw:frame draw:style-name="fr1" draw:name="Object2" text:anchor-type="as-char" svg:y="-0.1701in" svg:width="0.7898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and </text:span><text:span text:style-name="T1"><draw:frame draw:style-name="fr1" draw:name="Object3" text:anchor-type="as-char" svg:y="-0.3134in" svg:width="0.9839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. <text:s/>To get the intersection points, we equate the two functions:</text:span></text:p>
      <text:p text:style-name="P6"/>
      <text:p text:style-name="P4"><text:span text:style-name="T1"><draw:frame draw:style-name="fr1" draw:name="Object4" text:anchor-type="as-char" svg:y="-0.5965in" svg:width="1.4634in" svg:height="1.136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<text:p text:style-name="P4"/>
      <text:p text:style-name="P7"><text:tab/>Any solution to the nonlinear system will have values of <text:span text:style-name="T2">x </text:span><text:span text:style-name="T7">that are roots to the cubic polynomial </text:span><text:span text:style-name="T7"><draw:frame draw:style-name="fr1" draw:name="Object5" text:anchor-type="as-char" svg:y="-0.1764in" svg:width="0.9283in" svg:height="0.215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. <text:s/></text:span><text:span text:style-name="T8">Graphing this polynomial reveals only one real-valued root. <text:s/>Using Newton's Method with an initial value of 0 (or merely by inspection of the polynomial through the eyes of a seasoned mathematician), the one and only root </text:span><text:span text:style-name="T9">is 1. <text:s/>Plugging this into either of the equations of </text:span><text:span text:style-name="T3">y</text:span><text:span text:style-name="T9"> above, we get </text:span><text:span text:style-name="T4"><draw:frame draw:style-name="fr1" draw:name="Object6" text:anchor-type="as-char" svg:y="-0.1701in" svg:width="0.543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and </text:span><text:span text:style-name="T4"><draw:frame draw:style-name="fr1" draw:name="Object7" text:anchor-type="as-char" svg:y="-0.1701in" svg:width="0.6654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 <text:s/></text:span><text:span text:style-name="T10">These are the only intersection points, and thus, the only solutions to the nonlinear system.</text:span></text:p>
      <text:p text:style-name="P7"><text:span text:style-name="T10"/></text:p>
      <text:p text:style-name="P7"><text:span text:style-name="T10"><text:tab/></text:span><text:span text:style-name="T11">Alternatively, we could have proceeded by writing </text:span><text:span text:style-name="T5">y</text:span><text:span text:style-name="T11"> in terms of </text:span><text:span text:style-name="T5">x</text:span><text:span text:style-name="T11">, as follows:</text:span></text:p>
      <text:p text:style-name="P7"><text:span text:style-name="T11"/></text:p>
      <text:p text:style-name="P5"><text:span text:style-name="T12"><draw:frame draw:style-name="fr1" draw:name="Object8" text:anchor-type="as-char" svg:y="-0.3591in" svg:width="1.3236in" svg:height="0.661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2">.</text:span></text:p>
      <text:p text:style-name="P5"><text:span text:style-name="T12"/></text:p>
      <text:p text:style-name="P8"><text:span text:style-name="T12"><text:tab/>T</text:span><text:span text:style-name="T7">hen, we solve for </text:span><text:span text:style-name="T2">x</text:span><text:span text:style-name="T7"> and plug into </text:span><text:span text:style-name="T2">y</text:span><text:span text:style-name="T7">. <text:s/>Solving for </text:span><text:span text:style-name="T2">x</text:span><text:span text:style-name="T7"> means finding the roots of the cubic, which as we saw earlier, is </text:span><text:span text:style-name="T2">x = </text:span><text:span text:style-name="T7">1. <text:s/></text:span><text:span text:style-name="T13">Plugging this into either equation yields </text:span><text:span text:style-name="T4"><draw:frame draw:style-name="fr1" draw:name="Object9" text:anchor-type="as-char" svg:y="-0.1701in" svg:width="0.5437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9">and </text:span><text:span text:style-name="T4"><draw:frame draw:style-name="fr1" draw:name="Object10" text:anchor-type="as-char" svg:y="-0.1701in" svg:width="0.6654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, </text:span><text:span text:style-name="T13">exactly as before.</text:span></text:p>
      <text:p text:style-name="P8"><text:span text:style-name="T13"/></text:p>
      <text:p text:style-name="P9"><text:span text:style-name="T13">Y</text:span><text:span text:style-name="T7">et another method for finding a solution to the nonlinear system is to use the two-dimensional version of Newton's 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2:08.817394546</meta:creation-date>
    <dc:date>2016-04-15T11:17:07.171915903</dc:date>
    <meta:editing-duration>PT29M2S</meta:editing-duration>
    <meta:editing-cycles>10</meta:editing-cycles>
    <meta:generator>LibreOffice/5.0.5.2$Linux_x86 LibreOffice_project/00m0$Build-2</meta:generator>
    <meta:document-statistic meta:table-count="0" meta:image-count="0" meta:object-count="10" meta:page-count="1" meta:paragraph-count="10" meta:word-count="198" meta:character-count="1098" meta:non-whitespace-character-count="900"/>
  </office:meta>
</office:document-meta>
</file>

<file path=Object 1/content.xml><?xml version="1.0" encoding="utf-8"?>
<math xmlns="http://www.w3.org/1998/Math/MathML" display="block">
  <semantics>
    <mtable>
      <mtr>
        <mtd>
          <mrow>
            <mn>2</mn>
            <mrow>
              <mrow>
                <msup>
                  <mi>x</mi>
                  <mn>2</mn>
                </msup>
                <mo stretchy="false">−</mo>
                <msup>
                  <mi>y</mi>
                  <mn>2</mn>
                </msup>
              </mrow>
              <mo stretchy="false">=</mo>
              <mn>0</mn>
            </mrow>
          </mrow>
        </mtd>
      </mtr>
      <mtr>
        <mtd>
          <mrow>
            <mrow>
              <msup>
                <mi mathvariant="italic">xy</mi>
                <mn>2</mn>
              </msup>
              <mo stretchy="false">−</mo>
              <msup>
                <mi>x</mi>
                <mn>2</mn>
              </msup>
            </mrow>
            <mo stretchy="false">=</mo>
            <mn>1</mn>
          </mrow>
        </mtd>
      </mtr>
    </mtable>
    <annotation encoding="StarMath 5.0">2x^{2} - y^{2} = 0
newline
xy^{2} - x^{2} = 1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stretchy="false">−</mo>
        <msqrt>
          <mn>2</mn>
        </msqrt>
      </mrow>
    </mrow>
    <annotation encoding="StarMath 5.0">y = -sqrt{2}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o stretchy="false">±</mo>
          <mi>x</mi>
        </mrow>
      </mrow>
      <msqrt>
        <mn>2</mn>
      </msqrt>
    </mrow>
    <annotation encoding="StarMath 5.0">y = plusminus x sqrt{2}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o stretchy="false">±</mo>
        <msqrt>
          <mfrac>
            <mrow>
              <mn>1</mn>
              <mo stretchy="false">+</mo>
              <msup>
                <mi>x</mi>
                <mn>2</mn>
              </msup>
            </mrow>
            <mi>x</mi>
          </mfrac>
        </msqrt>
      </mrow>
    </mrow>
    <annotation encoding="StarMath 5.0">y = plusminus sqrt{{1 + x^{2}} over {x}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o stretchy="false">±</mo>
              <mi>x</mi>
            </mrow>
            <msqrt>
              <mn>2</mn>
            </msqrt>
            <mrow>
              <mspace width="1.5em"/>
              <mo stretchy="false">=</mo>
              <mrow>
                <mspace width="1.5em"/>
                <mo stretchy="false">±</mo>
                <msqrt>
                  <mfrac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  <mi>x</mi>
                  </mfrac>
                </msqrt>
              </mrow>
            </mrow>
          </mrow>
        </mtd>
      </mtr>
      <mtr>
        <mtd columnalign="left">
          <mrow>
            <mo stretchy="false">⇒</mo>
            <mrow>
              <mn>2</mn>
              <msup>
                <mi>x</mi>
                <mn>2</mn>
              </msup>
              <mrow>
                <mspace width="1.5em"/>
                <mo stretchy="false">=</mo>
                <mspace width="1.5em"/>
              </mrow>
              <mfrac>
                <mrow>
                  <mn>1</mn>
                  <mo stretchy="false">+</mo>
                  <msup>
                    <mi>x</mi>
                    <mn>2</mn>
                  </msup>
                </mrow>
                <mi>x</mi>
              </mfrac>
            </mrow>
          </mrow>
        </mtd>
      </mtr>
      <mtr>
        <mtd columnalign="left">
          <mrow>
            <mo stretchy="false">⇒</mo>
            <mn>2</mn>
            <mrow>
              <msup>
                <mi>x</mi>
                <mn>3</mn>
              </msup>
              <mo stretchy="false">−</mo>
              <msup>
                <mi>x</mi>
                <mn>2</mn>
              </msup>
              <mo stretchy="false">−</mo>
              <mn>1</mn>
            </mrow>
            <mrow>
              <mspace width="1.5em"/>
              <mo stretchy="false">=</mo>
              <mspace width="1.5em"/>
            </mrow>
            <mn>0</mn>
          </mrow>
        </mtd>
      </mtr>
    </mtable>
    <annotation encoding="StarMath 5.0">{plusminus x sqrt{2}```=```plusminus sqrt{{1 + x^{2}} over {x}}}
newline alignl drarrow
{2x^{2}```=```{1 + x^{2}} over {x}}
newline alignl  drarrow
 2x^{3} - x^{2} - 1```=```0</annotation>
  </semantics>
</math>
</file>

<file path=Object 5/content.xml><?xml version="1.0" encoding="utf-8"?>
<math xmlns="http://www.w3.org/1998/Math/MathML" display="block">
  <semantics>
    <mrow>
      <mn>2</mn>
      <mrow>
        <msup>
          <mi>x</mi>
          <mn>3</mn>
        </msup>
        <mo stretchy="false">−</mo>
        <msup>
          <mi>x</mi>
          <mn>2</mn>
        </msup>
        <mo stretchy="false">−</mo>
        <mn>1</mn>
      </mrow>
    </mrow>
    <annotation encoding="StarMath 5.0">2x^{3} - x^{2} - 1</annotation>
  </semantics>
</math>
</file>

<file path=Object 6/content.xml><?xml version="1.0" encoding="utf-8"?>
<math xmlns="http://www.w3.org/1998/Math/MathML" display="block">
  <semantics>
    <mrow>
      <mi>y</mi>
      <mo stretchy="false">=</mo>
      <msqrt>
        <mn>2</mn>
      </msqrt>
    </mrow>
    <annotation encoding="StarMath 5.0">y = sqrt{2}</annotation>
  </semantics>
</math>
</file>

<file path=Object 7/content.xml><?xml version="1.0" encoding="utf-8"?>
<math xmlns="http://www.w3.org/1998/Math/MathML" display="block">
  <semantics>
    <mrow>
      <mi>y</mi>
      <mo stretchy="false">=</mo>
      <mrow>
        <mo stretchy="false">−</mo>
        <msqrt>
          <mn>2</mn>
        </msqrt>
      </mrow>
    </mrow>
    <annotation encoding="StarMath 5.0">y = -sqrt{2}</annotation>
  </semantics>
</math>
</file>

<file path=Object 8/content.xml><?xml version="1.0" encoding="utf-8"?>
<math xmlns="http://www.w3.org/1998/Math/MathML" display="block">
  <semantics>
    <mtable>
      <mtr>
        <mtd>
          <mrow>
            <msup>
              <mi>y</mi>
              <mn>2</mn>
            </msup>
            <mrow>
              <mspace width="1em"/>
              <mo stretchy="false">=</mo>
              <mspace width="1em"/>
            </mrow>
            <mn>2</mn>
            <msup>
              <mi>x</mi>
              <mn>2</mn>
            </msup>
          </mrow>
        </mtd>
      </mtr>
      <mtr>
        <mtd columnalign="left">
          <mrow>
            <mo stretchy="false">⇒</mo>
            <mi>x</mi>
            <mn>2</mn>
            <mrow>
              <mrow>
                <msup>
                  <mi>x</mi>
                  <mn>2</mn>
                </msup>
                <mo stretchy="false">−</mo>
                <msup>
                  <mi>x</mi>
                  <mn>2</mn>
                </msup>
              </mrow>
              <mo stretchy="false">=</mo>
              <mn>1</mn>
            </mrow>
          </mrow>
        </mtd>
      </mtr>
      <mtr>
        <mtd columnalign="left">
          <mrow>
            <mo stretchy="false">⇒</mo>
            <mn>2</mn>
            <mrow>
              <mrow>
                <msup>
                  <mi>x</mi>
                  <mn>3</mn>
                </msup>
                <mo stretchy="false">−</mo>
                <msup>
                  <mi>x</mi>
                  <mn>2</mn>
                </msup>
                <mo stretchy="false">−</mo>
                <mn>1</mn>
              </mrow>
              <mo stretchy="false">=</mo>
              <mn>0</mn>
            </mrow>
          </mrow>
        </mtd>
      </mtr>
    </mtable>
    <annotation encoding="StarMath 5.0">y^{2}``=``2x^{2}
newline alignl drarrow
x2x^{2} - x^{2} = 1
newline alignl drarrow
2x^{3} - x^{2} - 1 = 0
</annotation>
  </semantics>
</math>
</file>

<file path=Object 9/content.xml><?xml version="1.0" encoding="utf-8"?>
<math xmlns="http://www.w3.org/1998/Math/MathML" display="block">
  <semantics>
    <mrow>
      <mi>y</mi>
      <mo stretchy="false">=</mo>
      <msqrt>
        <mn>2</mn>
      </msqrt>
    </mrow>
    <annotation encoding="StarMath 5.0">y = sqrt{2}</annotation>
  </semantics>
</math>
</file>